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8" style:family="paragraph" style:parent-style-name="Footnote">
      <style:text-properties officeooo:rsid="0016781f" officeooo:paragraph-rsid="0016781f"/>
    </style:style>
    <style:style style:name="P29" style:family="paragraph" style:parent-style-name="Footnote">
      <style:paragraph-properties fo:text-align="justify" style:justify-single-word="false"/>
      <style:text-properties officeooo:rsid="00176099" officeooo:paragraph-rsid="00176099"/>
    </style:style>
    <style:style style:name="P30" style:family="paragraph" style:parent-style-name="Footnote">
      <style:text-properties officeooo:rsid="00182810" officeooo:paragraph-rsid="00182810"/>
    </style:style>
    <style:style style:name="P31" style:family="paragraph" style:parent-style-name="Footnote">
      <style:text-properties officeooo:rsid="0019c7cf" officeooo:paragraph-rsid="0019c7cf"/>
    </style:style>
    <style:style style:name="P32" style:family="paragraph" style:parent-style-name="Footnote">
      <style:paragraph-properties fo:text-align="justify" style:justify-single-word="false"/>
      <style:text-properties officeooo:rsid="00160a2b" officeooo:paragraph-rsid="00160a2b"/>
    </style:style>
    <style:style style:name="P33" style:family="paragraph" style:parent-style-name="Footnote">
      <style:text-properties officeooo:rsid="00160a2b" officeooo:paragraph-rsid="00160a2b"/>
    </style:style>
    <style:style style:name="P34" style:family="paragraph" style:parent-style-name="Footnote">
      <style:text-properties officeooo:rsid="001cc85d" officeooo:paragraph-rsid="001cc85d"/>
    </style:style>
    <style:style style:name="P35" style:family="paragraph" style:parent-style-name="Footnote">
      <style:paragraph-properties fo:text-align="justify" style:justify-single-word="false"/>
      <style:text-properties officeooo:rsid="001cc85d" officeooo:paragraph-rsid="001cc85d"/>
    </style:style>
    <style:style style:name="P36" style:family="paragraph" style:parent-style-name="Footnote">
      <style:paragraph-properties fo:text-align="justify" style:justify-single-word="false"/>
      <style:text-properties officeooo:rsid="001d78e5" officeooo:paragraph-rsid="001d78e5"/>
    </style:style>
    <style:style style:name="P37" style:family="paragraph" style:parent-style-name="Footnote">
      <style:text-properties officeooo:rsid="001dee33" officeooo:paragraph-rsid="001dee33"/>
    </style:style>
    <style:style style:name="P38" style:family="paragraph" style:parent-style-name="Footnote">
      <style:paragraph-properties fo:text-align="justify" style:justify-single-word="false"/>
      <style:text-properties officeooo:rsid="001dee33" officeooo:paragraph-rsid="001dee33"/>
    </style:style>
    <style:style style:name="P39" style:family="paragraph" style:parent-style-name="Footnote">
      <style:paragraph-properties fo:text-align="justify" style:justify-single-word="false"/>
    </style:style>
    <style:style style:name="P40" style:family="paragraph" style:parent-style-name="Footnote">
      <style:text-properties officeooo:rsid="001e6f68" officeooo:paragraph-rsid="001e6f68"/>
    </style:style>
    <style:style style:name="P41" style:family="paragraph" style:parent-style-name="Footnote">
      <style:paragraph-properties fo:text-align="justify" style:justify-single-word="false"/>
      <style:text-properties officeooo:rsid="001e6f68" officeooo:paragraph-rsid="001e6f68"/>
    </style:style>
    <style:style style:name="P42" style:family="paragraph" style:parent-style-name="Footnote">
      <style:paragraph-properties fo:text-align="justify" style:justify-single-word="false"/>
      <style:text-properties officeooo:rsid="0022009c" officeooo:paragraph-rsid="0022009c"/>
    </style:style>
    <style:style style:name="P43" style:family="paragraph" style:parent-style-name="Footnote">
      <style:text-properties officeooo:paragraph-rsid="0022009c"/>
    </style:style>
    <style:style style:name="P44" style:family="paragraph" style:parent-style-name="Footnote">
      <style:text-properties officeooo:rsid="00242838" officeooo:paragraph-rsid="00242838"/>
    </style:style>
    <style:style style:name="P45" style:family="paragraph" style:parent-style-name="Footnote">
      <style:paragraph-properties fo:text-align="justify" style:justify-single-word="false"/>
      <style:text-properties officeooo:rsid="00242838" officeooo:paragraph-rsid="00242838"/>
    </style:style>
    <style:style style:name="P46" style:family="paragraph" style:parent-style-name="Footnote">
      <style:text-properties officeooo:paragraph-rsid="00242838"/>
    </style:style>
    <style:style style:name="P47" style:family="paragraph" style:parent-style-name="Footnote">
      <style:paragraph-properties fo:text-align="justify" style:justify-single-word="false"/>
      <style:text-properties officeooo:rsid="0026668d" officeooo:paragraph-rsid="0026668d"/>
    </style:style>
    <style:style style:name="P48" style:family="paragraph" style:parent-style-name="Footnote">
      <style:text-properties officeooo:rsid="00280ea0" officeooo:paragraph-rsid="00280ea0"/>
    </style:style>
    <style:style style:name="P49" style:family="paragraph" style:parent-style-name="Footnote">
      <style:paragraph-properties fo:text-align="justify" style:justify-single-word="false"/>
      <style:text-properties officeooo:rsid="00280ea0" officeooo:paragraph-rsid="00280ea0"/>
    </style:style>
    <style:style style:name="P50" style:family="paragraph" style:parent-style-name="Footnote">
      <style:text-properties officeooo:rsid="002ad751" officeooo:paragraph-rsid="002ad751"/>
    </style:style>
    <style:style style:name="P51" style:family="paragraph" style:parent-style-name="Footnote">
      <style:paragraph-properties fo:text-align="justify" style:justify-single-word="false"/>
      <style:text-properties officeooo:rsid="002ad751" officeooo:paragraph-rsid="002ad751"/>
    </style:style>
    <style:style style:name="P52" style:family="paragraph" style:parent-style-name="Footnote">
      <style:text-properties officeooo:rsid="002e05ee" officeooo:paragraph-rsid="002e05ee"/>
    </style:style>
    <style:style style:name="P53" style:family="paragraph" style:parent-style-name="Footnote">
      <style:paragraph-properties fo:text-align="justify" style:justify-single-word="false"/>
      <style:text-properties officeooo:rsid="002e05ee" officeooo:paragraph-rsid="002e05ee"/>
    </style:style>
    <style:style style:name="P54" style:family="paragraph" style:parent-style-name="Footnote">
      <style:text-properties officeooo:rsid="002e5030" officeooo:paragraph-rsid="002e5030"/>
    </style:style>
    <style:style style:name="P55" style:family="paragraph" style:parent-style-name="Footnote">
      <style:paragraph-properties fo:text-align="justify" style:justify-single-word="false"/>
      <style:text-properties officeooo:rsid="002e5030" officeooo:paragraph-rsid="002e5030"/>
    </style:style>
    <style:style style:name="P56" style:family="paragraph" style:parent-style-name="Footnote">
      <style:text-properties officeooo:rsid="00302e08" officeooo:paragraph-rsid="00302e08"/>
    </style:style>
    <style:style style:name="P57"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58" style:family="paragraph" style:parent-style-name="Standard" style:list-style-name="L1">
      <style:paragraph-properties fo:text-align="justify" style:justify-single-word="false"/>
      <style:text-properties officeooo:rsid="00154523" officeooo:paragraph-rsid="001cc85d"/>
    </style:style>
    <style:style style:name="P59" style:family="paragraph" style:parent-style-name="Standard" style:list-style-name="L2">
      <style:paragraph-properties fo:text-align="justify" style:justify-single-word="false"/>
      <style:text-properties officeooo:rsid="001d78e5" officeooo:paragraph-rsid="001d78e5"/>
    </style:style>
    <style:style style:name="P60" style:family="paragraph" style:parent-style-name="Standard" style:list-style-name="L2">
      <style:paragraph-properties fo:text-align="justify" style:justify-single-word="false"/>
      <style:text-properties officeooo:rsid="001dee33" officeooo:paragraph-rsid="001dee33"/>
    </style:style>
    <style:style style:name="P61" style:family="paragraph" style:parent-style-name="Standard" style:list-style-name="L3">
      <style:paragraph-properties fo:text-align="justify" style:justify-single-word="false"/>
      <style:text-properties officeooo:rsid="001dee33" officeooo:paragraph-rsid="001dee33"/>
    </style:style>
    <style:style style:name="P62" style:family="paragraph" style:parent-style-name="Standard" style:list-style-name="L3">
      <style:paragraph-properties fo:text-align="justify" style:justify-single-word="false"/>
      <style:text-properties officeooo:rsid="0022009c" officeooo:paragraph-rsid="0022009c"/>
    </style:style>
    <style:style style:name="P63" style:family="paragraph" style:parent-style-name="Standard" style:list-style-name="L4">
      <style:paragraph-properties fo:text-align="justify" style:justify-single-word="false"/>
      <style:text-properties officeooo:rsid="001e6f68" officeooo:paragraph-rsid="001e6f68"/>
    </style:style>
    <style:style style:name="P64" style:family="paragraph" style:parent-style-name="Standard" style:list-style-name="L5">
      <style:paragraph-properties fo:text-align="justify" style:justify-single-word="false"/>
      <style:text-properties officeooo:rsid="00242838" officeooo:paragraph-rsid="00242838"/>
    </style:style>
    <style:style style:name="P65" style:family="paragraph" style:parent-style-name="Standard" style:list-style-name="L6">
      <style:paragraph-properties fo:text-align="justify" style:justify-single-word="false"/>
      <style:text-properties officeooo:rsid="00280ea0" officeooo:paragraph-rsid="00280ea0"/>
    </style:style>
    <style:style style:name="P66" style:family="paragraph" style:parent-style-name="Standard" style:list-style-name="L7">
      <style:paragraph-properties fo:text-align="justify" style:justify-single-word="false"/>
      <style:text-properties officeooo:rsid="00182810" officeooo:paragraph-rsid="00182810"/>
    </style:style>
    <style:style style:name="P67" style:family="paragraph" style:parent-style-name="Standard" style:list-style-name="L8">
      <style:paragraph-properties fo:text-align="justify" style:justify-single-word="false"/>
      <style:text-properties officeooo:rsid="001cc85d" officeooo:paragraph-rsid="001cc85d"/>
    </style:style>
    <style:style style:name="P68"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69"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70"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71"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72"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1829461268" text:style-name="L1">
        <text:list-item>
          <text:p text:style-name="P58">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8">la <text:s/>présence d’un certain nombre d’espèces (la menthe aquatique est un marqueur de l’humidité du sol) ;</text:p>
        </text:list-item>
        <text:list-item>
          <text:p text:style-name="P58">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967342685" text:style-name="L2">
        <text:list-item>
          <text:p text:style-name="P59">des sols correspondant à un ou plusieurs types pédologiques<text:note text:id="ftn1" text:note-class="footnote"><text:note-citation>1</text:note-citation><text:note-body><text:p text:style-name="P36">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8">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7">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9">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60">sa végétation, si elle existe, est caractérisée par :</text:p>
        </text:list-item>
      </text:list>
      <text:list xml:id="list3160762688" text:style-name="L3">
        <text:list-item>
          <text:p text:style-name="P61">des espèces identifiées et quantifiées selon une méthode<text:note text:id="ftn5" text:note-class="footnote"><text:note-citation>5</text:note-citation><text:note-body><text:p text:style-name="P38">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62">des communautés d’espèces végétales dénommées « habitats », caractéristiques de zones humides, identifiées là aussi par une méthode<text:note text:id="ftn6" text:note-class="footnote"><text:note-citation>6</text:note-citation><text:note-body><text:p text:style-name="P42">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3284129056" text:style-name="L4">
        <text:list-item>
          <text:p text:style-name="P63">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40">Une strate arborescente a généralement une hauteur supérieure à 5 ou 7 mètres.</text:p></text:note-body></text:note>), en travaillant par ordre décroissant de recouvrement<text:note text:id="ftn8" text:note-class="footnote"><text:note-citation>8</text:note-citation><text:note-body><text:p text:style-name="P41">Les espèces à faible taux de recouvrement (très peu abondantes (inférieures à 5 %) ou disséminées) apportent peu d'information, il n'est donc pas obligatoire de les relever.</text:p></text:note-body></text:note> ;</text:p>
        </text:list-item>
        <text:list-item>
          <text:p text:style-name="P63">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63">répéter l’opération pour chaque strate ;</text:p>
        </text:list-item>
        <text:list-item>
          <text:p text:style-name="P63">regrouper les listes obtenues pour chaque strate en une seule liste d’espèces dominantes, toutes strates confondues<text:note text:id="ftn10" text:note-class="footnote"><text:note-citation>10</text:note-citation><text:note-body><text:p text:style-name="P40">Lorsqu'une espèce est dominante dans 2 strates, elle doit être comptée 2 fois dans la liste finale.</text:p></text:note-body></text:note> ;</text:p>
        </text:list-item>
        <text:list-item>
          <text:p text:style-name="P63">examiner le caractère hygrophile<text:note text:id="ftn11" text:note-class="footnote"><text:note-citation>11</text:note-citation><text:note-body><text:p text:style-name="P47">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43"><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2523776831" text:style-name="L5">
        <text:list-item>
          <text:p text:style-name="P64">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64">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64">sur chacune des placettes<text:note text:id="ftn13" text:note-class="footnote"><text:note-citation>13</text:note-citation><text:note-body><text:p text:style-name="P44">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5">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6"><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text:span><text:soft-page-break/><text:span text:style-name="T1">limiter cette valeur hydraulique</text:span><text:span text:style-name="T1"><text:note text:id="ftn16" text:note-class="footnote"><text:note-citation>16</text:note-citation><text:note-body><text:p text:style-name="P32">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32">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33">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33">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19575793" text:style-name="L6">
        <text:list-item>
          <text:p text:style-name="P65">des fonctions hydrologiques que nous connaissons bien avec le maintien et l’amélioration de la qualité de l’eau<text:note text:id="ftn20" text:note-class="footnote"><text:note-citation>20</text:note-citation><text:note-body><text:p text:style-name="P48">Filtre physique et filtre biologique).</text:p></text:note-body></text:note>, régulation des régimes hydrologiques<text:note text:id="ftn21" text:note-class="footnote"><text:note-citation>21</text:note-citation><text:note-body><text:p text:style-name="P48">Rôle d’éponge à l’échelle du bassin versant.</text:p></text:note-body></text:note> et prévention des inondations ;</text:p>
        </text:list-item>
        <text:list-item>
          <text:p text:style-name="P65">des fonctions biologiques dans la mesure où les zones humides constituent un réservoir de diversité biologique et écologique<text:note text:id="ftn22" text:note-class="footnote"><text:note-citation>22</text:note-citation><text:note-body><text:p text:style-name="P49">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8">Elles se caractérisent ainsi par une productivité biologique nettement plus élevée que dans les autres milieux.</text:p></text:note-body></text:note> ;</text:p>
        </text:list-item>
        <text:list-item>
          <text:p text:style-name="P65">des fonctions climatiques de régulation des climats locaux ;</text:p>
        </text:list-item>
        <text:list-item>
          <text:p text:style-name="P65">une stabilisation et meilleure protection des sols, puisque les végétations des zones humides fixent les berges et participent à la prévention de l’érosion ;</text:p>
        </text:list-item>
        <text:list-item>
          <text:p text:style-name="P65">une valeur culturelle et paysagère ;</text:p>
        </text:list-item>
        <text:list-item>
          <text:p text:style-name="P65">un support d’activités touristiques et récréatives ;</text:p>
        </text:list-item>
        <text:list-item>
          <text:p text:style-name="P65">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51">La flore des zones humides du Nord-Pas de Calais est parmi celles ayant payé le plus lourd tribut en terme de disparition au cours de ces deux derniers siècles.</text:p></text:note-body></text:note>.</text:p>
      <text:p text:style-name="P16"><text:soft-page-break/></text:p>
      <text:p text:style-name="P17">Historiquement, l’intensification de l’industrie depuis le début du XIXe siècle<text:note text:id="ftn25" text:note-class="footnote"><text:note-citation>25</text:note-citation><text:note-body><text:p text:style-name="P50">Avec le développement du charbon, du fer et du textile.</text:p></text:note-body></text:note>, de l’agriculture<text:note text:id="ftn26" text:note-class="footnote"><text:note-citation>26</text:note-citation><text:note-body><text:p text:style-name="P50">Apparition des produits pétrochimiques.</text:p></text:note-body></text:note>, le tout joint à la densité de population très importante dans la région<text:note text:id="ftn27" text:note-class="footnote"><text:note-citation>27</text:note-citation><text:note-body><text:p text:style-name="P50">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50">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50">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51">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50">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8">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9">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5">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text:soft-page-break/>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917818080" text:style-name="L7">
        <text:list-item>
          <text:p text:style-name="P66">un audit technico-économique de l’exploitation ;</text:p>
        </text:list-item>
        <text:list-item>
          <text:p text:style-name="P66">un conseil relatif à la gestion des prairies via un suivi agro-écologique des parcelles ;</text:p>
        </text:list-item>
        <text:list-item>
          <text:p text:style-name="P66">des pesées d’animaux ;</text:p>
        </text:list-item>
        <text:list-item>
          <text:p text:style-name="P66">un suivi vétérinaire et parasitaire<text:note text:id="ftn35" text:note-class="footnote"><text:note-citation>35</text:note-citation><text:note-body><text:p text:style-name="P30">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31">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34">Faible portance, bêtes à l’eau.</text:p></text:note-body></text:note>. Les points forts qui sont ressortis et cités par les exploitants sont les suivants :</text:p>
      <text:list xml:id="list3230687756" text:style-name="L8">
        <text:list-item>
          <text:p text:style-name="P67">complémentarité très intéressantes avec les prairies sèches ;</text:p>
        </text:list-item>
        <text:list-item>
          <text:p text:style-name="P67">utilisation des prairies humides pendant la période estivale pour le pâturage (pousse même en été) ;</text:p>
        </text:list-item>
        <text:list-item>
          <text:p text:style-name="P67">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text:soft-page-break/>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52">De 0,4 à 0,8 m en général.</text:p></text:note-body></text:note>. Elles se rencontrent en général dans les systèmes alluviaux<text:note text:id="ftn39" text:note-class="footnote"><text:note-citation>39</text:note-citation><text:note-body><text:p text:style-name="P52">Lit majeur des rivières.</text:p></text:note-body></text:note> à différents niveaux topographiques<text:note text:id="ftn40" text:note-class="footnote"><text:note-citation>40</text:note-citation><text:note-body><text:p text:style-name="P52">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52">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53">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54">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54">Exceptionnelle dans la région Nord-Pas de Calais.</text:p></text:note-body></text:note></text:span><text:span text:style-name="T12">, Dactylorhiza praetermissa</text:span><text:span text:style-name="T12"><text:note text:id="ftn45" text:note-class="footnote"><text:note-citation>45</text:note-citation><text:note-body><text:p text:style-name="P54">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54">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5">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6">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6">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6">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6">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6">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6">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6">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6">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6">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6">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6">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6">Prairie fauchée à Éléocharide des marais et Oenanthe fistuleuse.</text:p></text:note-body></text:note></text:span><text:span text:style-name="T12">, etc</text:span><text:span text:style-name="T12"><text:note text:id="ftn60" text:note-class="footnote"><text:note-citation>60</text:note-citation><text:note-body><text:p text:style-name="P56">Reprendre page 306 du document.</text:p></text:note-body></text:note></text:span><text:span text:style-name="T12">.</text:span></text:p>
      <text:p text:style-name="P10"/>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text:soft-page-break/>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57">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text:soft-page-break/>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23"/>
      <text:p text:style-name="P72">Présentation des possibilités générales du projet</text:p>
      <text:p text:style-name="P23"/>
      <text:p text:style-name="P2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4"/>
      <text:p text:style-name="P2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5"/>
      <text:p text:style-name="P2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4"/>
      <text:p text:style-name="P68">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2">Les obstacles rencontrés dans la conception du projet</text:p>
      <text:p text:style-name="P69"/>
      <text:p text:style-name="P70">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70"/>
      <text:p text:style-name="P70">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seulement, <text:span text:style-name="T17">mon temps de formation doit être pris en compte dans le contexte de faisabilité de ce projet. Si l’objectif est de constituer un programme en auto-apprentissage en interne, il faudra nécessiter l’intervention de professionnels en développement informatique qui soient spécialisés dans le langage python. Je détaillerai plus tard les potentielles solutions pour répondre à certaines limites posées ici.</text:span></text:p>
      <text:p text:style-name="P70"/>
      <text:p text:style-name="P71">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avec d’éventuels événements organisés avec des partenaires, que ce soit via des visites ou autres.</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8-10T10:39:32.189314292</dc:date>
    <meta:editing-duration>PT2H5M58S</meta:editing-duration>
    <meta:editing-cycles>18</meta:editing-cycles>
    <meta:generator>LibreOffice/6.1.5.2$Linux_X86_64 LibreOffice_project/10$Build-2</meta:generator>
    <dc:creator>Vincent </dc:creator>
    <meta:document-statistic meta:table-count="0" meta:image-count="0" meta:object-count="0" meta:page-count="12" meta:paragraph-count="154" meta:word-count="6401" meta:character-count="42849" meta:non-whitespace-character-count="36619"/>
  </office:meta>
</office:document-meta>
</file>